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rq2</text:p>
          </table:table-cell>
          <table:table-cell office:value-type="string" calcext:value-type="string">
            <text:p>rq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of the child at clinical assessmen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2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x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10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25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the day of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 on the day of assessmen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?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 (mother)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misio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missing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n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zero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of the parents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_sample</text:p>
          </table:table-cell>
          <table:table-cell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heet1.A1:Sheet1.M49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04T16:48:48.570861874</dc:date>
    <meta:editing-duration>PT1H31M3S</meta:editing-duration>
    <meta:editing-cycles>11</meta:editing-cycles>
    <meta:document-statistic meta:table-count="1" meta:cell-count="6487" meta:object-count="0"/>
  </office:meta>
</office:document-meta>
</file>